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98b8c" officeooo:paragraph-rsid="00098b8c"/>
    </style:style>
    <style:style style:name="P2" style:family="paragraph" style:parent-style-name="Standard">
      <style:text-properties fo:color="#000000" loext:opacity="100%" fo:font-style="normal" style:text-underline-style="none" officeooo:rsid="00098b8c" officeooo:paragraph-rsid="00098b8c" style:font-style-asian="normal" style:font-style-complex="normal"/>
    </style:style>
    <style:style style:name="P3" style:family="paragraph" style:parent-style-name="Standard">
      <style:text-properties fo:color="#000000" loext:opacity="100%" fo:font-style="normal" style:text-underline-style="none" officeooo:rsid="000a840a" officeooo:paragraph-rsid="000a840a" style:font-style-asian="normal" style:font-style-complex="normal"/>
    </style:style>
    <style:style style:name="P4" style:family="paragraph" style:parent-style-name="Standard">
      <style:text-properties fo:color="#000000" loext:opacity="100%" fo:font-style="normal" style:text-underline-style="none" fo:font-weight="normal" officeooo:rsid="000a840a" officeooo:paragraph-rsid="000a840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loext:opacity="100%" fo:font-style="normal" style:text-underline-style="none" fo:font-weight="bold" officeooo:rsid="000a840a" officeooo:paragraph-rsid="000a840a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2a6099" loext:opacity="100%" fo:font-style="italic" style:text-underline-style="none" fo:font-weight="normal" officeooo:rsid="000a840a" officeooo:paragraph-rsid="000a840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color="#000000" loext:opacity="100%" fo:font-style="normal" style:text-underline-style="none" fo:font-weight="normal" officeooo:rsid="000a840a" officeooo:paragraph-rsid="000b6e3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loext:opacity="100%" fo:font-style="normal" style:text-underline-style="none" fo:font-weight="normal" officeooo:rsid="000b6e34" officeooo:paragraph-rsid="000b6e3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bold" officeooo:rsid="00098b8c" officeooo:paragraph-rsid="00098b8c" style:font-weight-asian="bold" style:font-weight-complex="bold"/>
    </style:style>
    <style:style style:name="P10" style:family="paragraph" style:parent-style-name="Standard">
      <style:text-properties fo:font-weight="normal" officeooo:rsid="00098b8c" officeooo:paragraph-rsid="00098b8c" style:font-weight-asian="normal" style:font-weight-complex="normal"/>
    </style:style>
    <style:style style:name="T1" style:family="text">
      <style:text-properties fo:color="#2a6099" loext:opacity="100%" fo:font-style="italic" style:font-style-asian="italic" style:font-style-complex="italic"/>
    </style:style>
    <style:style style:name="T2" style:family="text">
      <style:text-properties fo:color="#2a6099" loext:opacity="100%" fo:font-style="italic" officeooo:rsid="000b6e34" style:font-style-asian="italic" style:font-style-complex="italic"/>
    </style:style>
    <style:style style:name="T3" style:family="text">
      <style:text-properties fo:color="#000000" loext:opacity="100%" fo:font-style="normal" style:text-underline-style="none" style:font-style-asian="normal" style:font-style-complex="normal"/>
    </style:style>
    <style:style style:name="T4" style:family="text">
      <style:text-properties fo:color="#00000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officeooo:rsid="000b6e3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alectica trascendental – simplificada</text:p>
      <text:p text:style-name="Text_20_body"/>
      <text:p text:style-name="Standard">Dialectica: tercera parte de la critica de la razón pura.</text:p>
      <text:p text:style-name="Standard">Estudia la razón, metafisica y la posibilidad de juicios sinteticos.</text:p>
      <text:p text:style-name="Standard"/>
      <text:p text:style-name="P1">Kant intenta mostrar los errores que comete la razón cuando quiere conocer <text:s/>lo que esta mas alla de la experiencia. (No dice que las preguntas o ideas de la razón <text:span text:style-name="T1">[alma(yo), mundo</text:span><text:span text:style-name="T2">(universo)</text:span><text:span text:style-name="T1">, Díos] </text:span><text:span text:style-name="T3">sean inutiles, dice que </text:span><text:span text:style-name="T4">no podemos tener conocimiento seguro de ellas</text:span><text:span text:style-name="T3">)</text:span></text:p>
      <text:p text:style-name="P2"/>
      <text:p text:style-name="P3">La razón produce tres ideas/preguntas principales.</text:p>
      <text:p text:style-name="P3"/>
      <text:p text:style-name="P4"><text:span text:style-name="T5">1: alma</text:span> → <text:span text:style-name="T6">¿con la razón podemos comprender todo lo que el alma representa?</text:span></text:p>
      <text:p text:style-name="P3"/>
      <text:p text:style-name="P3">La razón intenta demostrar que existe un yo o alma permanente, <text:span text:style-name="T5">Kant dice que no podemos demostrar cientificamente porque el yo que conocemos es solo la conciencia de nuestra experiencia</text:span></text:p>
      <text:p text:style-name="P5"/>
      <text:p text:style-name="P5">2: mundo<text:span text:style-name="T7"> → </text:span><text:span text:style-name="T8">¿con la razón podemos comprender todo lo que es el mundo en su totalidad?</text:span></text:p>
      <text:p text:style-name="P4"/>
      <text:p text:style-name="P4">La razón intenta comprender toda la realidad física. Intenta responder preguntas del tipo:</text:p>
      <text:p text:style-name="P6">1: ¿el mundo tiene un comienzo?</text:p>
      <text:p text:style-name="P6">2: ¿el mundo es infinito?</text:p>
      <text:p text:style-name="P7">Estas dos preguntas llevan a una contradicción: si el mundo es infinito en espacio y tiempo, el mundo no puede tener un comienzo. Estas contradicciones se llamaran <text:span text:style-name="T5">Antinomia</text:span><text:span text:style-name="T9">s:</text:span></text:p>
      <text:p text:style-name="P8"/>
      <text:p text:style-name="P8"><text:span text:style-name="T5">preguntas antinomias</text:span>: Respuestas que se pueden defender con argumentos logicos que entran en contradicción con otras) → cuando la razón intenta pensar el universo como una totalidad llega a conclusiónes opuestas igual de razonables.</text:p>
      <text:p text:style-name="P8"/>
      <text:p text:style-name="P8">Debido a esto la razón jamas podra encontrar respuesta a todas las preguntas.</text:p>
      <text:p text:style-name="P8"/>
      <text:p text:style-name="P8"/>
      <text:p text:style-name="P5"/>
      <text:p text:style-name="P4"/>
      <text:p text:style-name="Standard"/>
      <text:p text:style-name="P9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5T14:44:31.524317827</meta:creation-date>
    <dc:date>2026-03-05T15:08:22.003358117</dc:date>
    <meta:editing-duration>PT12M59S</meta:editing-duration>
    <meta:editing-cycles>2</meta:editing-cycles>
    <meta:generator>LibreOffice/26.2.1.2$Linux_X86_64 LibreOffice_project/620$Build-2</meta:generator>
    <meta:document-statistic meta:table-count="0" meta:image-count="0" meta:object-count="0" meta:page-count="1" meta:paragraph-count="14" meta:word-count="233" meta:character-count="1454" meta:non-whitespace-character-count="1233"/>
  </office:meta>
</office:document-meta>
</file>